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a146"/>
    </style:style>
    <style:style style:name="P2" style:family="paragraph" style:parent-style-name="Text_20_body">
      <style:text-properties fo:font-variant="normal" fo:text-transform="none" fo:color="#222222" style:font-name="sans-serif" fo:font-size="10.5pt" fo:letter-spacing="normal" fo:font-style="normal" fo:font-weight="normal" officeooo:paragraph-rsid="001ca146"/>
    </style:style>
    <style:style style:name="P3" style:family="paragraph" style:parent-style-name="Standard">
      <style:text-properties fo:font-variant="normal" fo:text-transform="none" fo:color="#222222" style:font-name="sans-serif" fo:font-size="10.5pt" fo:letter-spacing="normal" fo:font-style="normal" fo:font-weight="normal" officeooo:rsid="001f696f" officeooo:paragraph-rsid="001f696f"/>
    </style:style>
    <style:style style:name="P4" style:family="paragraph" style:parent-style-name="Standard" style:list-style-name="L1">
      <style:text-properties fo:font-variant="normal" fo:text-transform="none" fo:color="#222222" style:font-name="sans-serif" fo:font-size="10.5pt" fo:letter-spacing="normal" fo:font-style="normal" fo:font-weight="normal" officeooo:rsid="001f696f" officeooo:paragraph-rsid="001f696f"/>
    </style:style>
    <style:style style:name="P5" style:family="paragraph" style:parent-style-name="Standard" style:list-style-name="L1">
      <style:text-properties fo:font-variant="normal" fo:text-transform="none" fo:color="#222222" style:font-name="sans-serif" fo:font-size="10.5pt" fo:letter-spacing="normal" fo:font-style="normal" fo:font-weight="normal" officeooo:paragraph-rsid="001f696f"/>
    </style:style>
    <style:style style:name="P6" style:family="paragraph" style:parent-style-name="Standard">
      <style:text-properties fo:font-variant="normal" fo:text-transform="none" fo:color="#222222" style:font-name="sans-serif" fo:font-size="10.5pt" fo:letter-spacing="normal" fo:font-style="normal" fo:font-weight="normal" officeooo:rsid="0020e33e" officeooo:paragraph-rsid="0020e33e"/>
    </style:style>
    <style:style style:name="P7" style:family="paragraph" style:parent-style-name="Standard">
      <style:text-properties fo:font-variant="normal" fo:text-transform="none" fo:color="#222222" style:font-name="sans-serif" fo:font-size="10.5pt" fo:letter-spacing="normal" fo:font-style="normal" fo:font-weight="bold" officeooo:rsid="0020e33e" officeooo:paragraph-rsid="0020e33e" style:font-weight-asian="bold" style:font-weight-complex="bold"/>
    </style:style>
    <style:style style:name="T1" style:family="text">
      <style:text-properties fo:font-variant="normal" fo:text-transform="none" fo:color="#222222" fo:letter-spacing="normal" officeooo:rsid="001ca146"/>
    </style:style>
    <style:style style:name="T2" style:family="text">
      <style:text-properties fo:font-variant="normal" fo:text-transform="none" fo:color="#222222" fo:letter-spacing="normal" fo:font-weight="bold" style:font-weight-asian="bold" style:font-weight-complex="bold"/>
    </style:style>
    <style:style style:name="T3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a146" style:font-weight-asian="bold" style:font-weight-complex="bold"/>
    </style:style>
    <style:style style:name="T7" style:family="text">
      <style:text-properties fo:font-style="italic"/>
    </style:style>
    <style:style style:name="T8" style:family="text">
      <style:text-properties officeooo:rsid="001f696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AOP Aspect Oriented Programming. </text:span><text:span text:style-name="T2"> </text:span><text:span text:style-name="T1">P</text:span><text:span text:style-name="T3">ermite una adecuada modularización de las aplicaciones y posibilita una mejor separación de responsabilidades (Obligación o correspondencia de hacer algo).</text:span></text:p>
      <text:p text:style-name="P2">El principal objetivo de la POA es la separación de las funcionalidades dentro del sistema:</text:p>
      <text:p text:style-name="P2">Por un lado funcionalidades comunes utilizadas a lo largo de la aplicación.</text:p>
      <text:p text:style-name="P2">Por otro lado, las funcionalidades propias de cada módulo.</text:p>
      <text:p text:style-name="P2"><text:span text:style-name="T4">Aspecto</text:span> (en inglés <text:span text:style-name="T7">Aspect</text:span>) es una<text:span text:style-name="T5"> funcionalidad transversal (</text:span><text:span text:style-name="T7">cross-cutting</text:span>) que se va a implementar de forma modular y separada del resto del sistema. El ejemplo más común y simple de un aspecto es el logging (registro de sucesos) dentro del sistema, ya que necesariamente afecta a todas las partes del sistema que generan un suceso.</text:p>
      <text:p text:style-name="P6"/>
      <text:p text:style-name="P6"/>
      <text:p text:style-name="P7">Libreria de Angular</text:p>
      <text:p text:style-name="P3">Compilar una liberia de angular</text:p>
      <text:p text:style-name="P3"><text:tab/>ng build library_name</text:p>
      <text:p text:style-name="P3"/>
      <text:p text:style-name="P3">Compilar y empaquetar una libreria</text:p>
      <text:list xml:id="list2637261315" text:style-name="L1">
        <text:list-item>
          <text:p text:style-name="P4">Situarse en el nivel de proyectos</text:p>
        </text:list-item>
        <text:list-item>
          <text:p text:style-name="P5"><text:span text:style-name="T8">Para el caso de la libreria Utils ya hay un script que lo empaqueta es npm run build_pack_util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2:58:03.105145031</meta:creation-date>
    <meta:generator>LibreOffice/6.0.7.3$Linux_X86_64 LibreOffice_project/00m0$Build-3</meta:generator>
    <dc:date>2020-01-13T09:30:04.622226548</dc:date>
    <meta:editing-duration>P2DT2H38M39S</meta:editing-duration>
    <meta:editing-cycles>5</meta:editing-cycles>
    <meta:document-statistic meta:table-count="0" meta:image-count="0" meta:object-count="0" meta:page-count="1" meta:paragraph-count="11" meta:word-count="157" meta:character-count="985" meta:non-whitespace-character-count="839"/>
  </office:meta>
</office:document-meta>
</file>